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color="#e6e6ff" draw:fill-gradient-name="Gradient_20_7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3" style:family="graphic" style:parent-style-name="standard">
      <style:graphic-properties draw:fill="none" draw:fill-color="#e6e6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dd4814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hatch" draw:fill-color="#ffffff" draw:fill-hatch-name="Black_20_45_20_Degrees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51cm" draw:marker-start-width="0.279cm" draw:marker-end="Arrow" draw:marker-end-width="0.178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62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7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svg:stroke-width="0.025cm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13" style:family="graphic" style:parent-style-name="standard">
      <style:graphic-properties draw:fill="solid" draw:fill-color="#ffffff" draw:opacity="80%" draw:textarea-horizontal-align="justify" draw:textarea-vertical-align="middle" draw:auto-grow-height="false" draw:shadow-opacity="80%"/>
    </style:style>
    <style:style style:name="gr14" style:family="graphic" style:parent-style-name="standard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5" style:family="graphic" style:parent-style-name="standard">
      <style:graphic-properties draw:stroke="dash" draw:stroke-dash="Ultrafine_20_Dashed" svg:stroke-width="0.025cm" svg:stroke-color="#000000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16" style:family="graphic" style:parent-style-name="standard">
      <style:graphic-properties svg:stroke-width="0cm" svg:stroke-color="#000000" draw:marker-start-width="0.2cm" draw:marker-end-width="0.2cm" draw:textarea-vertical-align="middle" fo:padding-top="0.125cm" fo:padding-bottom="0.125cm" fo:padding-left="0.25cm" fo:padding-right="0.25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svg:stroke-color="#000000" draw:textarea-vertical-align="middle"/>
    </style:style>
    <style:style style:name="gr19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77cm"/>
    </style:style>
    <style:style style:name="gr21" style:family="graphic" style:parent-style-name="standard">
      <style:graphic-properties svg:stroke-color="#004586" draw:fill="solid" draw:fill-color="#004586" draw:textarea-horizontal-align="justify" draw:textarea-vertical-align="middle" draw:auto-grow-height="false"/>
    </style:style>
    <style:style style:name="gr22" style:family="graphic" style:parent-style-name="standard">
      <style:graphic-properties svg:stroke-color="#ff420e" draw:fill="solid" draw:fill-color="#ff420e" draw:textarea-horizontal-align="justify" draw:textarea-vertical-align="middle" draw:auto-grow-height="false"/>
    </style:style>
    <style:style style:name="gr23" style:family="graphic" style:parent-style-name="standard">
      <style:graphic-properties svg:stroke-color="#ffd320" draw:fill="solid" draw:fill-color="#ffd320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00458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family="TeXGyreTermes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family="TeXGyreTermes" style:font-pitch="variable" fo:font-size="12pt" style:font-size-asian="12pt" style:font-size-complex="12pt"/>
    </style:style>
    <style:style style:name="T1" style:family="text">
      <style:text-properties fo:font-family="TeXGyreTerme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57cm" svg:height="0.422cm" svg:x="6.726cm" svg:y="2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159cm" svg:height="0.867cm" svg:x="6.249cm" svg:y="1.8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59cm" svg:height="0.867cm" svg:x="9.901cm" svg:y="1.8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18cm" svg:height="0.422cm" svg:x="6.408cm" svg:y="2.0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18cm" svg:height="0.422cm" svg:x="9.583cm" svg:y="2.0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857cm" svg:height="0.422cm" svg:x="2.916cm" svg:y="2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159cm" svg:height="0.867cm" svg:x="6.091cm" svg:y="1.8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18cm" svg:height="0.422cm" svg:x="2.598cm" svg:y="2.0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18cm" svg:height="0.422cm" svg:x="5.773cm" svg:y="2.0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38cm" svg:height="0.867cm" svg:x="10.06cm" svg:y="1.8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59cm" svg:height="0.867cm" svg:x="10.298cm" svg:y="1.8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32cm" svg:height="0.422cm" svg:x="10.457cm" svg:y="2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159cm" svg:height="0.867cm" svg:x="2.45cm" svg:y="1.8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59cm" svg:height="0.867cm" svg:x="1.819cm" svg:y="1.8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59cm" svg:height="0.867cm" svg:x="2.294cm" svg:y="1.8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18cm" svg:height="0.422cm" svg:x="1.975cm" svg:y="2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476cm" svg:x="0.787cm" svg:y="2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159cm" svg:height="0.867cm" svg:x="0.627cm" svg:y="1.8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492cm" svg:height="0.053cm" svg:x="6.091cm" svg:y="1.729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1" draw:layer="layout" svg:width="3.492cm" svg:height="0.053cm" svg:x="6.091cm" svg:y="2.699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" draw:text-style-name="P1" draw:layer="layout" svg:width="0.317cm" svg:height="0.025cm" svg:x="6.091cm" svg:y="2.6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317cm" svg:height="0.025cm" svg:x="6.091cm" svg:y="1.7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38cm" svg:height="0.889cm" svg:x="1.58cm" svg:y="1.8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22cm" svg:height="0.159cm" svg:x="1.488cm" svg:y="2.6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59cm" svg:height="0.867cm" svg:x="1.422cm" svg:y="1.8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422cm" svg:height="0.159cm" svg:x="1.488cm" svg:y="1.64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337cm" svg:height="0.229cm" svg:x="9.583cm" svg:y="2.7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337cm" svg:height="0.229cm" svg:x="9.583cm" svg:y="1.5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59cm" svg:height="0.867cm" svg:x="0.469cm" svg:y="1.8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0.159cm" svg:height="0.867cm" svg:x="11.648cm" svg:y="1.8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59cm" svg:height="0.867cm" svg:x="11.49cm" svg:y="1.8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22cm" svg:height="0.159cm" svg:x="1.488cm" svg:y="1.6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56cm" svg:height="0.129cm" svg:x="1.521cm" svg:y="1.517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.685cm" svg:y1="2.972cm" svg:x2="1.685cm" svg:y2="3.694cm">
          <text:p/>
        </draw:line>
        <draw:frame draw:style-name="gr9" draw:text-style-name="P2" draw:layer="layout" svg:width="1.563cm" svg:height="0.819cm" svg:x="0.892cm" svg:y="3.486cm">
          <draw:text-box>
            <text:p><text:span text:style-name="T1">Pump</text:span></text:p>
          </draw:text-box>
        </draw:frame>
        <draw:line draw:style-name="gr8" draw:text-style-name="P1" draw:layer="layout" svg:x1="10.188cm" svg:y1="0.768cm" svg:x2="10.188cm" svg:y2="1.462cm">
          <text:p/>
        </draw:line>
        <draw:frame draw:style-name="gr10" draw:text-style-name="P2" draw:layer="layout" svg:width="1.277cm" svg:height="0.819cm" svg:x="9.551cm" svg:y="0.074cm">
          <draw:text-box>
            <text:p><text:span text:style-name="T1">Inlet</text:span></text:p>
          </draw:text-box>
        </draw:frame>
        <draw:frame draw:style-name="gr11" draw:text-style-name="P2" draw:layer="layout" svg:width="2.771cm" svg:height="0.819cm" svg:x="5.799cm" svg:y="1.044cm">
          <draw:text-box>
            <text:p><text:span text:style-name="T1">Ground Shell</text:span></text:p>
          </draw:text-box>
        </draw:frame>
        <draw:g xml:id="id2" draw:id="id2">
          <draw:line draw:style-name="gr12" draw:text-style-name="P1" draw:layer="layout" svg:x1="6.185cm" svg:y1="4.734cm" svg:x2="6.714cm" svg:y2="4.734cm">
            <text:p/>
          </draw:line>
          <draw:line draw:style-name="gr12" draw:text-style-name="P1" draw:layer="layout" svg:x1="6.306cm" svg:y1="4.806cm" svg:x2="6.593cm" svg:y2="4.806cm">
            <text:p/>
          </draw:line>
          <draw:line draw:style-name="gr12" draw:text-style-name="P1" draw:layer="layout" svg:x1="6.354cm" svg:y1="4.878cm" svg:x2="6.545cm" svg:y2="4.878cm">
            <text:p/>
          </draw:line>
        </draw:g>
        <draw:custom-shape draw:style-name="gr5" draw:text-style-name="P1" draw:layer="layout" svg:width="2.337cm" svg:height="0.025cm" svg:x="9.583cm" svg:y="2.93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337cm" svg:height="0.025cm" svg:x="9.583cm" svg:y="1.53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201cm" svg:height="0.025cm" draw:transform="rotate (-1.5707963267949) translate (9.583cm 2.76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201cm" svg:height="0.025cm" draw:transform="rotate (-1.5707963267949) translate (9.583cm 1.537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156cm" svg:height="0.254cm" svg:x="10.098cm" svg:y="1.53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1" draw:id="id1" draw:layer="layout" svg:width="0.615cm" svg:height="0.615cm" svg:x="6.814cm" svg:y="3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2" draw:text-style-name="P1" draw:layer="layout" svg:width="0.392cm" svg:height="0.31cm" draw:transform="rotate (0.248185819633594) translate (6.8647136534504cm 3.63472308519165cm)" svg:viewBox="0 0 393 311" svg:d="m0 217c108 27 125-6 197-92 76-109 57-130 99-124 30 8 8 96 14 146 7 36-19 144 83 164">
          <text:p/>
        </draw:path>
        <draw:custom-shape draw:style-name="gr5" draw:text-style-name="P1" xml:id="id6" draw:id="id6" draw:layer="layout" svg:width="0.555cm" svg:height="0.025cm" draw:transform="rotate (-1.5707963267949) translate (11.945cm 2.407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55cm" svg:height="0.025cm" draw:transform="rotate (-1.5707963267949) translate (11.945cm 1.537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633cm" svg:height="0.225cm" svg:x="6.82cm" svg:y="2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" draw:layer="layout" svg:x1="6.814cm" svg:y1="3.723cm" svg:x2="6.449cm" svg:y2="4.734cm" draw:start-shape="id1" draw:start-glue-point="6" draw:end-shape="id2" draw:end-glue-point="0" svg:d="m6814 3723h-365v1011" svg:viewBox="0 0 366 1012">
          <text:p/>
        </draw:connector>
        <draw:custom-shape draw:style-name="gr17" draw:text-style-name="P1" xml:id="id4" draw:id="id4" draw:layer="layout" svg:width="0.162cm" svg:height="0.338cm" svg:x="7.678cm" svg:y="3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" draw:layer="layout" svg:x1="7.429cm" svg:y1="3.723cm" svg:x2="11.807cm" svg:y2="2.249cm" draw:start-shape="id1" draw:start-glue-point="10" draw:end-shape="id3" draw:end-glue-point="1" svg:d="m7429 3723h4878v-1474h-500" svg:viewBox="0 0 4879 1475">
          <text:p/>
        </draw:connector>
        <draw:connector draw:style-name="gr16" draw:text-style-name="P1" draw:layer="layout" draw:line-skew="1.28cm" svg:x1="6.449cm" svg:y1="4.734cm" svg:x2="7.759cm" svg:y2="3.894cm" draw:start-shape="id2" draw:start-glue-point="0" draw:end-shape="id4" draw:end-glue-point="8" svg:d="m6449 4734v-399h1310v-217 0-224" svg:viewBox="0 0 1311 841">
          <text:p/>
        </draw:connector>
        <draw:connector draw:style-name="gr18" draw:text-style-name="P1" draw:layer="layout" svg:x1="9.89cm" svg:y1="3.893cm" svg:x2="11.933cm" svg:y2="2.962cm" draw:start-shape="id5" draw:end-shape="id6" draw:end-glue-point="1" svg:d="m9890 3893v-338h2043v-593" svg:viewBox="0 0 2044 932">
          <text:p/>
        </draw:connector>
        <draw:path draw:style-name="gr19" draw:text-style-name="P1" xml:id="id5" draw:id="id5" draw:layer="layout" svg:width="4.262cm" svg:height="0.337cm" svg:x="7.759cm" svg:y="3.555cm" svg:viewBox="0 0 4263 338" svg:d="m1 1h-1v-1h4182 8v1c42 8 73 78 73 168s-31 160-73 168v1h-8-4172c42-9 72-78 72-168 0-96-35-169-81-169z">
          <text:p/>
        </draw:path>
        <draw:frame draw:style-name="gr20" draw:text-style-name="P3" draw:layer="layout" svg:width="3.666cm" svg:height="0.819cm" svg:x="8.039cm" svg:y="3.723cm">
          <draw:text-box>
            <text:p text:style-name="P1"><text:span text:style-name="T1">Transmission Line</text:span></text:p>
          </draw:text-box>
        </draw:frame>
        <draw:custom-shape draw:style-name="gr21" draw:text-style-name="P1" draw:layer="layout" svg:width="2.857cm" svg:height="0.422cm" svg:x="6.727cm" svg:y="6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0.159cm" svg:height="0.867cm" svg:x="6.25cm" svg:y="6.53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159cm" svg:height="0.867cm" svg:x="9.902cm" svg:y="6.53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318cm" svg:height="0.422cm" svg:x="6.409cm" svg:y="6.7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318cm" svg:height="0.422cm" svg:x="9.584cm" svg:y="6.7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857cm" svg:height="0.422cm" svg:x="2.917cm" svg:y="6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0.159cm" svg:height="0.867cm" svg:x="6.092cm" svg:y="6.5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18cm" svg:height="0.422cm" svg:x="2.599cm" svg:y="6.75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318cm" svg:height="0.422cm" svg:x="5.774cm" svg:y="6.7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238cm" svg:height="0.867cm" svg:x="10.061cm" svg:y="6.53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159cm" svg:height="0.867cm" svg:x="10.299cm" svg:y="6.53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032cm" svg:height="0.422cm" svg:x="10.458cm" svg:y="6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159cm" svg:height="0.867cm" svg:x="2.451cm" svg:y="6.5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59cm" svg:height="0.867cm" svg:x="1.82cm" svg:y="6.5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59cm" svg:height="0.867cm" svg:x="2.295cm" svg:y="6.5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18cm" svg:height="0.422cm" svg:x="1.976cm" svg:y="6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476cm" svg:x="0.788cm" svg:y="6.7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159cm" svg:height="0.867cm" svg:x="0.628cm" svg:y="6.53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.492cm" svg:height="0.053cm" svg:x="6.092cm" svg:y="6.4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2" draw:text-style-name="P1" draw:layer="layout" svg:width="3.492cm" svg:height="0.053cm" svg:x="6.092cm" svg:y="7.4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2" draw:text-style-name="P1" draw:layer="layout" svg:width="0.317cm" svg:height="0.025cm" svg:x="6.092cm" svg:y="7.40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317cm" svg:height="0.025cm" svg:x="6.092cm" svg:y="6.5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38cm" svg:height="0.889cm" svg:x="1.581cm" svg:y="6.5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22cm" svg:height="0.159cm" svg:x="1.489cm" svg:y="7.4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59cm" svg:height="0.867cm" svg:x="1.423cm" svg:y="6.5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422cm" svg:height="0.159cm" svg:x="1.489cm" svg:y="6.36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.337cm" svg:height="0.229cm" svg:x="9.584cm" svg:y="7.4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59cm" svg:height="0.867cm" svg:x="0.47cm" svg:y="6.5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159cm" svg:height="0.867cm" svg:x="11.649cm" svg:y="6.53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159cm" svg:height="0.867cm" svg:x="11.491cm" svg:y="6.5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22cm" svg:height="0.159cm" svg:x="1.489cm" svg:y="6.3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56cm" svg:height="0.129cm" svg:x="1.522cm" svg:y="6.23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337cm" svg:height="0.025cm" svg:x="9.584cm" svg:y="7.65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337cm" svg:height="0.025cm" svg:x="9.584cm" svg:y="6.25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201cm" svg:height="0.025cm" draw:transform="rotate (-1.5707963267949) translate (9.584cm 7.482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201cm" svg:height="0.025cm" draw:transform="rotate (-1.5707963267949) translate (9.584cm 6.258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555cm" svg:height="0.025cm" draw:transform="rotate (-1.5707963267949) translate (11.946cm 7.128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555cm" svg:height="0.025cm" draw:transform="rotate (-1.5707963267949) translate (11.946cm 6.258cm)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493cm" svg:height="0.248cm" svg:x="6.409cm" svg:y="7.18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.019cm" svg:height="0.025cm" svg:x="9.902cm" svg:y="7.40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033cm" svg:height="0.223cm" svg:x="10.458cm" svg:y="7.18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.337cm" svg:height="0.229cm" svg:x="9.584cm" svg:y="6.2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3" draw:text-style-name="P1" draw:layer="layout" svg:width="3.493cm" svg:height="0.248cm" svg:x="6.409cm" svg:y="6.51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3" draw:text-style-name="P1" draw:layer="layout" svg:width="2.019cm" svg:height="0.025cm" svg:x="9.902cm" svg:y="6.509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3" draw:text-style-name="P1" draw:layer="layout" svg:width="1.033cm" svg:height="0.223cm" svg:x="10.458cm" svg:y="6.534cm">
          <text:p/>
          <draw:enhanced-geometry svg:viewBox="0 0 21600 21600" draw:mirror-vertical="true" draw:type="rectangle" draw:enhanced-path="M 0 0 L 21600 0 21600 21600 0 21600 0 0 Z N"/>
        </draw:custom-shape>
        <draw:g>
          <draw:frame draw:style-name="gr20" draw:text-style-name="P3" draw:layer="layout" svg:width="2.089cm" svg:height="0.819cm" svg:x="10.214cm" svg:y="7.966cm">
            <draw:text-box>
              <text:p text:style-name="P1"><text:span text:style-name="T1">Insulator</text:span></text:p>
            </draw:text-box>
          </draw:frame>
          <draw:custom-shape draw:style-name="gr24" draw:text-style-name="P1" draw:layer="layout" svg:width="0.324cm" svg:height="0.324cm" svg:x="10.011cm" svg:y="8.213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20" draw:text-style-name="P3" draw:layer="layout" svg:width="3.471cm" svg:height="0.819cm" svg:x="5.34cm" svg:y="7.966cm">
            <draw:text-box>
              <text:p text:style-name="P1"><text:span text:style-name="T1">Outer Conductor</text:span></text:p>
            </draw:text-box>
          </draw:frame>
          <draw:custom-shape draw:style-name="gr25" draw:text-style-name="P1" draw:layer="layout" svg:width="0.324cm" svg:height="0.324cm" svg:x="5.133cm" svg:y="8.213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20" draw:text-style-name="P3" draw:layer="layout" svg:width="3.352cm" svg:height="0.819cm" svg:x="0.972cm" svg:y="7.966cm">
            <draw:text-box>
              <text:p text:style-name="P1"><text:span text:style-name="T1">Inner Conductor</text:span></text:p>
            </draw:text-box>
          </draw:frame>
          <draw:custom-shape draw:style-name="gr26" draw:text-style-name="P1" draw:layer="layout" svg:width="0.324cm" svg:height="0.324cm" svg:x="0.722cm" svg:y="8.213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axial" draw:start-color="#ff3366" draw:end-color="#ffffff" draw:start-intensity="100%" draw:end-intensity="100%" draw:angle="0" draw:border="25%"/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2.7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05T14:19:30</meta:creation-date>
    <dc:date>2013-07-22T14:39:36</dc:date>
    <meta:editing-duration>PT43M53S</meta:editing-duration>
    <meta:editing-cycles>11</meta:editing-cycles>
    <meta:generator>LibreOffice/4.0.2.2$Linux_x86 LibreOffice_project/400m0$Build-2</meta:generator>
    <meta:document-statistic meta:object-count="113"/>
  </office:meta>
</office:document-meta>
</file>